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154cm" style:rel-column-width="14327*"/>
    </style:style>
    <style:style style:name="Table1.B" style:family="table-column">
      <style:table-column-properties style:column-width="14.847cm" style:rel-column-width="51208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7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Times New Roman" fo:language="ru" fo:country="RU" fo:font-style="italic" style:font-style-asian="italic" style:font-style-complex="italic"/>
    </style:style>
    <style:style style:name="T9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-asian="Times New Roman1" style:font-name-complex="Times New Roman1"/>
    </style:style>
    <style:style style:name="T12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5" style:family="text">
      <style:text-properties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6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font-style-asian="italic" style:font-style-complex="italic"/>
    </style:style>
    <style:style style:name="T18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19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7cm" draw:z-index="0"><draw:image xlink:href="../images/3008.png" xlink:type="simple" xlink:show="embed" xlink:actuate="onLoad"/></draw:frame></text:p>
          </table:table-cell>
          <table:table-cell table:style-name="Table1.B1" office:value-type="string">
            <text:h text:style-name="P5" text:outline-level="1">Выборка по активному элементу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3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3.521cm" svg:height="1.769cm" draw:z-index="1"><draw:image xlink:href="../images/3008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11">Блок </text:span><text:span text:style-name="T12">выполняет процедуру выбора элемента из второго вектора по активному элементу управляющего (первого) вектора по следующему алгоритму:</text:span></text:p>
            <text:p text:style-name="P4"><text:span text:style-name="T12"><draw:frame draw:style-name="fr3" draw:name="Объект1" text:anchor-type="as-char" svg:width="13.441cm" svg:height="2.586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2">,</text:span></text:p>
            <text:p text:style-name="P2"><text:span text:style-name="T14">г</text:span><text:span text:style-name="T12">де</text:span><text:span text:style-name="T12"><draw:frame draw:style-name="fr3" draw:name="Object8" text:anchor-type="as-char" svg:width="4.209cm" svg:height="0.684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2">– управляющий входной векторный сигнал;</text:span><text:span text:style-name="T12"><draw:frame draw:style-name="fr3" draw:name="Объект2" text:anchor-type="as-char" svg:width="4.244cm" svg:height="0.684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2">– входной векторный сигнал выбираемых значений;</text:span><text:span text:style-name="T19"><draw:frame draw:style-name="fr3" draw:name="Объект4" text:anchor-type="as-char" svg:width="1.131cm" svg:height="0.549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12">– размерность входных сигналов, </text:span><text:span text:style-name="T12"><draw:frame draw:style-name="fr3" draw:name="Объект3" text:anchor-type="as-char" svg:width="1.087cm" svg:height="0.564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9">– </text:span><text:span text:style-name="T14">выходной </text:span><text:span text:style-name="T15">скалярный</text:span><text:span text:style-name="T14"> сигнал.</text:span></text:p>
            <text:p text:style-name="P2"><text:span text:style-name="T18">Свойства</text:span>: для работы блока не требуется задавать свойства.</text:p>
            <text:p text:style-name="P2"><text:span text:style-name="T10">Примечание</text:span>: б<text:span text:style-name="T13">лок формирует </text:span><text:span text:style-name="T16">скалярный</text:span><text:span text:style-name="T13"> выходной сигнал, то есть на выход всегда передается только </text:span><text:span text:style-name="T17">один</text:span><text:span text:style-name="T13"> из элементов второго входного сигнала (либо 0, если все элементы управляющего вектора нулевые)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ыборка по активному элементу</dc:title>
    <dc:date>2014-12-01T18:38:21.99</dc:date>
    <meta:generator>OpenOffice/4.1.1$Win32 OpenOffice.org_project/411m6$Build-9775</meta:generator>
    <meta:editing-duration>PT2H25M35S</meta:editing-duration>
    <meta:editing-cycles>58</meta:editing-cycles>
    <meta:document-statistic meta:table-count="1" meta:image-count="2" meta:object-count="5" meta:page-count="1" meta:paragraph-count="11" meta:word-count="86" meta:character-count="615"/>
  </office:meta>
</office:document-meta>
</file>

<file path=Object 1/content.xml><?xml version="1.0" encoding="utf-8"?>
<math xmlns="http://www.w3.org/1998/Math/MathML">
  <semantics>
    <mrow>
      <mfenced open="∥" close="∥">
        <mrow>
          <mtable>
            <mtr>
              <mtd>
                <mrow>
                  <mi>y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,</mi>
                </mrow>
              </mtd>
            </mtr>
            <mtr>
              <mtd>
                <mrow>
                  <mi mathvariant="italic">ЦИКЛ</mi>
                  <mi/>
                  <mrow>
                    <mi>i</mi>
                    <mo stretchy="false">=</mo>
                    <mn>1</mn>
                  </mrow>
                  <mn>...</mn>
                  <mi>n</mi>
                </mrow>
              </mtd>
            </mtr>
            <mtr>
              <mtd>
                <mrow>
                  <mi/>
                  <mi mathvariant="italic">ЕСЛИ</mi>
                  <mi/>
                  <msub>
                    <mi>u</mi>
                    <mrow>
                      <mn>1,</mn>
                      <mi>i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&gt;</mo>
                    <mn>0</mn>
                  </mrow>
                  <mi/>
                  <mi mathvariant="italic">ТО</mi>
                  <mi/>
                  <mi>y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u</mi>
                      <mrow>
                        <mn>2,</mn>
                        <mi>i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  <mi/>
                  <mi mathvariant="italic">ВЫХОД</mi>
                  <mi mathvariant="italic">ИЗ</mi>
                  <mi mathvariant="italic">ЦИКЛА</mi>
                </mrow>
              </mtd>
            </mtr>
            <mtr>
              <mtd>
                <mrow>
                  <mi mathvariant="italic">КОНЕЦ</mi>
                  <mi mathvariant="italic">ЦИКЛА</mi>
                </mrow>
              </mtd>
            </mtr>
          </mtable>
        </mrow>
      </mfenced>
    </mrow>
    <annotation encoding="StarMath 5.0">left ldline stack {
alignl y(t) = 0 , #
alignl ЦИКЛ ~ i = 1 ... n #
alignl ~~~ЕСЛИ ~u_{1,i}(t) &gt; 0 ~ ТО ~ y(t) = u_{2,i}(t); ~ ВЫХОД ИЗ ЦИКЛА #
alignl КОНЕЦ ЦИКЛА } right rdline 
</annotation>
  </semantics>
</math>
</file>

<file path=Object 2/content.xml><?xml version="1.0" encoding="utf-8"?>
<math xmlns="http://www.w3.org/1998/Math/MathML">
  <semantics>
    <mrow>
      <mrow>
        <mover accent="true">
          <mrow>
            <msub>
              <mi>u</mi>
              <mn>2</mn>
            </msub>
          </mrow>
          <mo stretchy="false">⃗</mo>
        </mover>
        <mo stretchy="false">=</mo>
        <mfenced open="[" close="]">
          <mrow>
            <msub>
              <mi>u</mi>
              <mrow>
                <mn>2,1</mn>
              </mrow>
            </msub>
            <mi>,</mi>
            <msub>
              <mi>u</mi>
              <mrow>
                <mn>2,2</mn>
              </mrow>
            </msub>
            <mi>,</mi>
            <mn>...</mn>
            <msub>
              <mi>u</mi>
              <mrow>
                <mn>2,</mn>
                <mi>n</mi>
              </mrow>
            </msub>
          </mrow>
        </mfenced>
      </mrow>
    </mrow>
    <annotation encoding="StarMath 5.0">vec {u_2}=
left [
u_{2,1} , u_{2,2} , ... u_{2,n}
right ]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row>
        <mi>n</mi>
        <mo stretchy="false">≥</mo>
        <mn>1</mn>
      </mrow>
    </mrow>
    <annotation encoding="StarMath 5.0">n&gt;=1</annotation>
  </semantics>
</math>
</file>

<file path=Object 5/content.xml><?xml version="1.0" encoding="utf-8"?>
<math xmlns="http://www.w3.org/1998/Math/MathML">
  <semantics>
    <mrow>
      <mrow>
        <mover accent="true">
          <mrow>
            <msub>
              <mi>u</mi>
              <mn>1</mn>
            </msub>
          </mrow>
          <mo stretchy="false">⃗</mo>
        </mover>
        <mo stretchy="false">=</mo>
        <mfenced open="[" close="]">
          <mrow>
            <msub>
              <mi>u</mi>
              <mrow>
                <mn>1,1</mn>
              </mrow>
            </msub>
            <mi>,</mi>
            <msub>
              <mi>u</mi>
              <mrow>
                <mn>1,2</mn>
              </mrow>
            </msub>
            <mi>,</mi>
            <mn>...</mn>
            <msub>
              <mi>u</mi>
              <mrow>
                <mn>1,</mn>
                <mi>n</mi>
              </mrow>
            </msub>
          </mrow>
        </mfenced>
      </mrow>
    </mrow>
    <annotation encoding="StarMath 5.0">vec {u_1}=
left [
u_{1,1} , u_{1,2} , ... u_{1,n}
right ]</annotation>
  </semantics>
</math>
</file>